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 Roman No9 L" svg:font-family="'Nimbus Roman No9 L', 'Times New Roman', Times, serif"/>
    <style:font-face style:name="sans-serif" svg:font-family="sans-serif"/>
  </office:font-face-decls>
  <office:automatic-styles>
    <style:style style:name="P1" style:family="paragraph" style:parent-style-name="Standard">
      <style:text-properties officeooo:paragraph-rsid="001a2ef2"/>
    </style:style>
    <style:style style:name="P2" style:family="paragraph" style:parent-style-name="Standard">
      <style:text-properties officeooo:rsid="001a31c3" officeooo:paragraph-rsid="001a31c3"/>
    </style:style>
    <style:style style:name="P3" style:family="paragraph" style:parent-style-name="Standard">
      <style:text-properties officeooo:rsid="001a31c3" officeooo:paragraph-rsid="001bcdf3"/>
    </style:style>
    <style:style style:name="P4" style:family="paragraph" style:parent-style-name="Standard">
      <style:text-properties fo:color="#c9211e" loext:opacity="100%" officeooo:rsid="001a2ef2" officeooo:paragraph-rsid="001a2ef2"/>
    </style:style>
    <style:style style:name="P5" style:family="paragraph" style:parent-style-name="Standard">
      <style:text-properties officeooo:paragraph-rsid="001bcdf3"/>
    </style:style>
    <style:style style:name="P6" style:family="paragraph" style:parent-style-name="Standard">
      <style:text-properties officeooo:paragraph-rsid="001d5c61"/>
    </style:style>
    <style:style style:name="T1" style:family="text">
      <style:text-properties fo:font-variant="normal" fo:text-transform="none" fo:color="#202122" loext:opacity="100%" fo:letter-spacing="normal"/>
    </style:style>
    <style:style style:name="T2" style:family="text">
      <style:text-properties fo:font-variant="normal" fo:text-transform="none" fo:color="#202122" loext:opacity="100%" fo:letter-spacing="normal" fo:font-style="normal" style:font-style-asian="normal" style:font-style-complex="normal"/>
    </style:style>
    <style:style style:name="T3" style:family="text">
      <style:text-properties fo:font-variant="normal" fo:text-transform="none" fo:color="#202122" loext:opacity="100%" fo:letter-spacing="normal" fo:font-style="normal" officeooo:rsid="00198029" style:font-style-asian="normal" style:font-style-complex="normal"/>
    </style:style>
    <style:style style:name="T4" style:family="text">
      <style:text-properties fo:font-variant="normal" fo:text-transform="none" fo:color="#202122" loext:opacity="100%" fo:letter-spacing="normal" fo:font-style="normal" officeooo:rsid="001a2ef2" style:font-style-asian="normal" style:font-style-complex="normal"/>
    </style:style>
    <style:style style:name="T5" style:family="text">
      <style:text-properties fo:font-variant="normal" fo:text-transform="none" fo:color="#202122" loext:opacity="100%" fo:letter-spacing="normal" fo:font-style="normal" officeooo:rsid="001a31c3" style:font-style-asian="normal" style:font-style-complex="normal"/>
    </style:style>
    <style:style style:name="T6" style:family="text">
      <style:text-properties fo:font-variant="normal" fo:text-transform="none" fo:color="#202122" loext:opacity="100%" fo:letter-spacing="normal" fo:font-style="normal" officeooo:rsid="001bcdf3" style:font-style-asian="normal" style:font-style-complex="normal"/>
    </style:style>
    <style:style style:name="T7" style:family="text">
      <style:text-properties fo:font-variant="normal" fo:text-transform="none" fo:color="#202122" loext:opacity="100%" fo:letter-spacing="normal" fo:font-style="normal" fo:font-weight="bold" officeooo:rsid="001a2ef2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color="#202122" loext:opacity="100%" style:font-name="sans-serif" fo:font-size="16.7999992370605pt" fo:letter-spacing="normal" fo:font-style="normal" fo:font-weight="bold" style:font-style-asian="normal" style:font-style-complex="normal"/>
    </style:style>
    <style:style style:name="T9" style:family="text">
      <style:text-properties fo:font-variant="normal" fo:text-transform="none" fo:color="#202122" loext:opacity="100%" style:font-name="sans-serif" fo:font-size="16.7999992370605pt" fo:letter-spacing="normal" fo:font-style="normal" fo:font-weight="bold" officeooo:rsid="00198029" style:font-style-asian="normal" style:font-style-complex="normal"/>
    </style:style>
    <style:style style:name="T10" style:family="text">
      <style:text-properties fo:font-variant="normal" fo:text-transform="none" fo:color="#202122" loext:opacity="100%" style:font-name="sans-serif" fo:font-size="16.7999992370605pt" fo:letter-spacing="normal" fo:font-style="normal" fo:font-weight="bold" officeooo:rsid="001a2ef2" style:font-style-asian="normal" style:font-style-complex="normal"/>
    </style:style>
    <style:style style:name="T11" style:family="text">
      <style:text-properties fo:font-variant="normal" fo:text-transform="none" fo:color="#202122" loext:opacity="100%" style:font-name="sans-serif" fo:font-size="16.7999992370605pt" fo:letter-spacing="normal" fo:font-style="normal" fo:font-weight="bold" officeooo:rsid="001a2ef2" style:font-style-asian="normal" style:font-weight-asian="bold" style:font-style-complex="normal" style:font-weight-complex="bold"/>
    </style:style>
    <style:style style:name="T12" style:family="text">
      <style:text-properties fo:font-variant="normal" fo:text-transform="none" fo:color="#202122" loext:opacity="100%" style:font-name="sans-serif" fo:font-size="16.7999992370605pt"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202122" loext:opacity="100%" style:font-name="sans-serif" fo:font-size="16.7999992370605pt" fo:letter-spacing="normal" fo:font-style="normal" fo:font-weight="normal" officeooo:rsid="00198029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202122" loext:opacity="100%" style:font-name="sans-serif" fo:font-size="16.7999992370605pt" fo:letter-spacing="normal" fo:font-style="normal" fo:font-weight="normal" officeooo:rsid="001a2ef2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202122" loext:opacity="100%" style:font-name="sans-serif" fo:font-size="12pt" fo:letter-spacing="normal" fo:font-style="normal" fo:font-weight="normal" officeooo:rsid="001a2ef2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202122" loext:opacity="100%" style:font-name="sans-serif" fo:font-size="12pt" fo:letter-spacing="normal" fo:font-style="normal" fo:font-weight="normal" officeooo:rsid="00198029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202122" loext:opacity="100%" style:font-name="Linux Biolinum G" fo:letter-spacing="normal" fo:font-style="normal" style:font-style-asian="normal" style:font-style-complex="normal"/>
    </style:style>
    <style:style style:name="T18" style:family="text">
      <style:text-properties fo:font-variant="normal" fo:text-transform="none" fo:color="#202122" loext:opacity="100%" style:font-name="Linux Biolinum G" fo:letter-spacing="normal" fo:font-style="normal" officeooo:rsid="001a2ef2" style:font-style-asian="normal" style:font-style-complex="normal"/>
    </style:style>
    <style:style style:name="T19" style:family="text">
      <style:text-properties fo:font-variant="normal" fo:text-transform="none" fo:color="#202122" loext:opacity="100%" fo:font-size="7pt" fo:letter-spacing="normal" fo:font-style="normal" style:font-size-asian="7pt" style:font-style-asian="normal" style:font-size-complex="7pt" style:font-style-complex="normal"/>
    </style:style>
    <style:style style:name="T20" style:family="text">
      <style:text-properties fo:font-variant="normal" fo:text-transform="none" fo:color="#202122" loext:opacity="100%" fo:font-size="7pt" fo:letter-spacing="normal" fo:font-style="normal" officeooo:rsid="001a31c3" style:font-size-asian="7pt" style:font-style-asian="normal" style:font-size-complex="7pt" style:font-style-complex="normal"/>
    </style:style>
    <style:style style:name="T21" style:family="text">
      <style:text-properties fo:font-variant="normal" fo:text-transform="none" fo:color="#202122" loext:opacity="100%" fo:font-size="12pt" fo:letter-spacing="normal" fo:font-style="normal" officeooo:rsid="001a2ef2" style:font-size-asian="12pt" style:font-style-asian="normal" style:font-size-complex="12pt" style:font-style-complex="normal"/>
    </style:style>
    <style:style style:name="T22" style:family="text">
      <style:text-properties fo:font-variant="normal" fo:text-transform="none" fo:color="#202122" loext:opacity="100%" fo:font-size="11pt" fo:letter-spacing="normal" fo:font-style="normal" officeooo:rsid="001a2ef2" style:font-size-asian="11pt" style:font-style-asian="normal" style:font-size-complex="11pt" style:font-style-complex="normal"/>
    </style:style>
    <style:style style:name="T23" style:family="text">
      <style:text-properties fo:font-variant="normal" fo:text-transform="none" fo:color="#202122" loext:opacity="100%" fo:font-size="10.5pt" fo:letter-spacing="normal" fo:font-style="normal" officeooo:rsid="001a2ef2" style:font-size-asian="10.5pt" style:font-style-asian="normal" style:font-size-complex="10.5pt" style:font-style-complex="normal"/>
    </style:style>
    <style:style style:name="T24" style:family="text">
      <style:text-properties fo:font-variant="normal" fo:text-transform="none" fo:color="#202122" loext:opacity="100%" fo:font-size="8pt" fo:letter-spacing="normal" fo:font-style="normal" officeooo:rsid="001a2ef2" style:font-size-asian="8pt" style:font-style-asian="normal" style:font-size-complex="8pt" style:font-style-complex="normal"/>
    </style:style>
    <style:style style:name="T25" style:family="text">
      <style:text-properties fo:font-variant="normal" fo:text-transform="none" fo:color="#202122" loext:opacity="100%" fo:font-size="10pt" fo:letter-spacing="normal" fo:font-style="normal" officeooo:rsid="001a2ef2" style:font-size-asian="10pt" style:font-style-asian="normal" style:font-size-complex="10pt" style:font-style-complex="normal"/>
    </style:style>
    <style:style style:name="T26" style:family="text">
      <style:text-properties fo:font-variant="normal" fo:text-transform="none" fo:color="#000000" loext:opacity="100%" fo:letter-spacing="normal" fo:font-style="normal" style:font-style-asian="normal" style:font-style-complex="normal"/>
    </style:style>
    <style:style style:name="T27" style:family="text">
      <style:text-properties fo:font-variant="normal" fo:text-transform="none" fo:color="#000000" loext:opacity="100%" fo:letter-spacing="normal" fo:font-style="normal" officeooo:rsid="001a2ef2" style:font-style-asian="normal" style:font-style-complex="normal"/>
    </style:style>
    <style:style style:name="T28" style:family="text">
      <style:text-properties fo:font-variant="normal" fo:text-transform="none" fo:color="#000000" loext:opacity="100%" style:font-name="Linux Biolinum G" fo:letter-spacing="normal" fo:font-style="normal" officeooo:rsid="001a2ef2" style:font-style-asian="normal" style:font-style-complex="normal"/>
    </style:style>
    <style:style style:name="T29" style:family="text">
      <style:text-properties fo:font-variant="normal" fo:text-transform="none" fo:color="#202124" loext:opacity="100%" fo:letter-spacing="normal" fo:font-style="normal" officeooo:rsid="001bcdf3" style:font-style-asian="normal" style:font-style-complex="normal"/>
    </style:style>
    <style:style style:name="T30" style:family="text">
      <style:text-properties fo:font-variant="normal" fo:text-transform="none" fo:letter-spacing="normal" fo:font-style="normal" style:font-style-asian="normal" style:font-style-complex="normal"/>
    </style:style>
    <style:style style:name="T31" style:family="text">
      <style:text-properties fo:font-variant="normal" fo:text-transform="none" fo:letter-spacing="normal" fo:font-style="normal" officeooo:rsid="001a31c3" style:font-style-asian="normal" style:font-style-complex="normal"/>
    </style:style>
    <style:style style:name="T32" style:family="text">
      <style:text-properties fo:font-variant="normal" fo:text-transform="none" fo:letter-spacing="normal" fo:font-style="normal" officeooo:rsid="001a2ef2" style:font-style-asian="normal" style:font-style-complex="normal"/>
    </style:style>
    <style:style style:name="T33" style:family="text">
      <style:text-properties fo:font-variant="normal" fo:text-transform="none" fo:letter-spacing="normal" fo:font-style="normal" officeooo:rsid="00198029" style:font-style-asian="normal" style:font-style-complex="normal"/>
    </style:style>
    <style:style style:name="T34" style:family="text">
      <style:text-properties fo:font-variant="normal" fo:text-transform="none" style:font-name="Linux Biolinum G" fo:letter-spacing="normal" fo:font-style="normal" officeooo:rsid="001a2ef2" style:font-style-asian="normal" style:font-style-complex="normal"/>
    </style:style>
    <style:style style:name="T35" style:family="text">
      <style:text-properties officeooo:rsid="001a2e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5"><text:span text:style-name="T35">9.1.25.</text:span>1.<text:span text:style-name="T1"> <text:s/></text:span><text:span text:style-name="T16">¬</text:span><text:span text:style-name="T4">(p </text:span><text:span text:style-name="T18">∨ </text:span><text:span text:style-name="T4">q) → r,</text:span><text:span text:style-name="T7"> </text:span><text:span text:style-name="T15">¬</text:span><text:span text:style-name="T4">p </text:span><text:span text:style-name="T25">∨</text:span><text:span text:style-name="T4"> q </text:span><text:span text:style-name="T18">∨ </text:span><text:span text:style-name="T4"><text:s/>r, </text:span><text:span text:style-name="T15">¬</text:span><text:span text:style-name="T4">r |- q </text:span><text:span text:style-name="T25">∧</text:span><text:span text:style-name="T4"> !r</text:span></text:p>
      <text:p text:style-name="P1"><text:span text:style-name="T4"/></text:p>
      <text:p text:style-name="P5"><text:span text:style-name="T27">U1 = </text:span><text:span text:style-name="T15">¬</text:span><text:span text:style-name="T27">(p </text:span><text:span text:style-name="T18">∨</text:span><text:span text:style-name="T27"> q) → r </text:span><text:span text:style-name="T26">≡ </text:span><text:span text:style-name="T27">p </text:span><text:span text:style-name="T18">∨</text:span><text:span text:style-name="T27"> q </text:span><text:span text:style-name="T18">∨</text:span><text:span text:style-name="T27"> r</text:span></text:p>
      <text:p text:style-name="P5"><text:span text:style-name="T4">U2 = </text:span><text:span text:style-name="T15">¬</text:span><text:span text:style-name="T4">p </text:span><text:span text:style-name="T18">∨</text:span><text:span text:style-name="T4"> q </text:span><text:span text:style-name="T18">∨</text:span><text:span text:style-name="T4"> r</text:span></text:p>
      <text:p text:style-name="P5"><text:span text:style-name="T4">U3 = </text:span><text:span text:style-name="T15">¬</text:span><text:span text:style-name="T4">r</text:span></text:p>
      <text:p text:style-name="P6"><text:span text:style-name="T4">V = q </text:span><text:span text:style-name="T25">∧ </text:span><text:span text:style-name="T15">¬</text:span><text:span text:style-name="T4">r → </text:span><text:span text:style-name="T15">¬</text:span><text:span text:style-name="T4">V = </text:span><text:span text:style-name="T15">¬</text:span><text:span text:style-name="T4">q </text:span><text:span text:style-name="T18">∨</text:span><text:span text:style-name="T5"> r</text:span></text:p>
      <text:p text:style-name="P4"><text:span text:style-name="T31"/></text:p>
      <text:p text:style-name="P3"><text:span text:style-name="T2">C1 = </text:span><text:span text:style-name="T4">p </text:span><text:span text:style-name="T18">∨</text:span><text:span text:style-name="T4"> q </text:span><text:span text:style-name="T18">∨</text:span><text:span text:style-name="T4"> r, </text:span><text:span text:style-name="T2">C2 = </text:span><text:span text:style-name="T15">¬</text:span><text:span text:style-name="T4">p </text:span><text:span text:style-name="T18">∨</text:span><text:span text:style-name="T4"> q </text:span><text:span text:style-name="T18">∨</text:span><text:span text:style-name="T4"> r, </text:span><text:span text:style-name="T2">C3 = </text:span><text:span text:style-name="T15">¬</text:span><text:span text:style-name="T4">r, </text:span><text:span text:style-name="T2">C4 = </text:span><text:span text:style-name="T15">¬</text:span><text:span text:style-name="T4">q </text:span><text:span text:style-name="T18">∨</text:span><text:span text:style-name="T2"> r</text:span></text:p>
      <text:p text:style-name="P2"><text:span text:style-name="T2"/></text:p>
      <text:p text:style-name="P2"><text:span text:style-name="T2">S = {C1, C2, C3, C4} <text:s/>Y = {C4}</text:span></text:p>
      <text:p text:style-name="P3"><text:span text:style-name="T2">C5 = Res</text:span><text:span text:style-name="T19">r</text:span><text:span text:style-name="T2">(C1, C2) =</text:span></text:p>
      <text:p text:style-name="P3"><text:span text:style-name="T6">=</text:span><text:span text:style-name="T2"> q </text:span><text:span text:style-name="T18">∨</text:span><text:span text:style-name="T2"> r</text:span></text:p>
      <text:p text:style-name="P3"><text:span text:style-name="T2">C6 = Res</text:span><text:span text:style-name="T19">r</text:span><text:span text:style-name="T2">(C5, C4) =</text:span></text:p>
      <text:p text:style-name="P3"><text:span text:style-name="T6">=</text:span><text:span text:style-name="T2"> r</text:span></text:p>
      <text:p text:style-name="P5"><text:span text:style-name="T5">C7 = Res</text:span><text:span text:style-name="T20">r</text:span><text:span text:style-name="T5">(C6, C3) </text:span><text:span text:style-name="T6">= </text:span></text:p>
      <text:p text:style-name="P5"><text:span text:style-name="T6">=</text:span><text:span text:style-name="T29">□ →</text:span></text:p>
      <text:p text:style-name="P5"><text:span text:style-name="T6"><text:s/>→ S inconsistenta →</text:span></text:p>
      <text:p text:style-name="P5"><text:span text:style-name="T6">→ {U1, U2, U3, V} este valida →</text:span></text:p>
      <text:p text:style-name="P5"><text:span text:style-name="T6">deductia initiala are loc</text:span></text:p>
      <text:p text:style-name="P2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imbus Roman No9 L" svg:font-family="'Nimbus Roman No9 L', 'Times New Roman', Times, 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14:39:40.945000000</meta:creation-date>
    <dc:date>2021-11-11T15:28:28.862000000</dc:date>
    <meta:editing-duration>PT6M36S</meta:editing-duration>
    <meta:editing-cycles>1</meta:editing-cycles>
    <meta:document-statistic meta:table-count="0" meta:image-count="0" meta:object-count="0" meta:page-count="1" meta:paragraph-count="16" meta:word-count="120" meta:character-count="356" meta:non-whitespace-character-count="247"/>
    <meta:generator>LibreOffice/7.2.1.2$Windows_X86_64 LibreOffice_project/87b77fad49947c1441b67c559c339af8f3517e22</meta:generator>
  </office:meta>
</office:document-meta>
</file>